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25-10-0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25-07-1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25-04-15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25-01-2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24-10-16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24-07-23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24-04-08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24-01-30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23-10-18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2416" calcext:value-type="float">
            <text:p>35.3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23-07-2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23-04-27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23-01-17 2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22-10-28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22-08-09 0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22-05-23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22-03-0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9-03-1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8-12-19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8-09-1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8-06-28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8-03-29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8-03-2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7-12-08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7-09-21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7-06-0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7-03-3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7-01-27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6-09-26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5528" calcext:value-type="float">
            <text:p>35.0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6-06-27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6-04-05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5-12-07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5-09-02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5-06-23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5-03-25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4-12-17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4-09-16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4-06-23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4-03-11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4-01-17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3-12-11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3-11-27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3-09-17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3-07-02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3-03-20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2-12-1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2-09-19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2-06-27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2-02-29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1-12-14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1-09-14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1-06-13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1-03-1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0-12-08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0-09-08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0-06-0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10-03-03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9-12-08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9-08-24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9-06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9-03-18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8-12-0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8-09-03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8-06-04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8-03-04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7-12-0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7-09-04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7-05-31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7-03-15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6-12-0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6-09-11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6-07-04 0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6-06-01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6-03-0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5-11-30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5-08-31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5-06-01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5-03-01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4-11-09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4-11-01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4-08-31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4-06-29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4-05-0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4-03-01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3-12-3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3-10-28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3-09-03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3-06-25 2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3-04-23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3-03-2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3-03-18 0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3-03-06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3-02-25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2-12-30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2-10-30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2-08-2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2-06-1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2-04-24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2-02-20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1-12-06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1-10-17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1-08-1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1-08-15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1-07-12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1-06-12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1-05-11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1-04-04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63294</text:p>
          </table:table-cell>
          <table:table-cell office:value-type="string" calcext:value-type="string">
            <text:p>01S/02E-19AAD01</text:p>
          </table:table-cell>
          <table:table-cell office:value-type="string" calcext:value-type="string">
            <text:p>2001-02-28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84" meta:object-count="0"/>
    <meta:user-defined meta:name="AppVersion">3.0</meta:user-defined>
  </office:meta>
</office:document-meta>
</file>